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DB4EBBCD3B3.jpg"/>
  <manifest:file-entry manifest:media-type="image/jpeg" manifest:full-path="Pictures/10000000000009B000000DB48D7EEE1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>
      <style:paragraph-properties fo:text-align="start"/>
      <style:text-properties style:text-line-through-style="none" style:font-name="Arial1" fo:font-size="6pt" fo:font-style="normal" style:text-underline-style="none"/>
    </style:style>
    <style:style style:name="P3" style:family="paragraph">
      <style:paragraph-properties fo:text-align="start"/>
      <style:text-properties style:text-line-through-style="none" style:font-name="Arial1" fo:font-size="9pt" fo:font-style="normal" style:text-underline-style="none"/>
    </style:style>
    <style:style style:name="P4" style:family="paragraph">
      <style:paragraph-properties fo:text-align="start"/>
      <style:text-properties style:text-line-through-style="none" fo:font-size="6pt" fo:font-style="normal" style:text-underline-style="none"/>
    </style:style>
    <style:style style:name="P5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fr1" style:family="graphic" style:parent-style-name="Graphics">
      <style:graphic-properties style:run-through="foreground" style:protect="content size position" style:wrap="parallel" style:number-wrapped-paragraphs="no-limit" style:wrap-contour="false" style:vertical-pos="middle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d4d4d4" fo:border="none #000000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FcLocalPagamento" form:control-implementation="ooo:com.sun.star.form.component.TextField" form:id="control1" form:readonly="true" form:tab-index="17" form:current-value="Teste de impressã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" form:readonly="true" form:tab-index="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4" form:readonly="true" form:tab-index="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5" form:readonly="true" form:tab-index="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6" form:readonly="true" form:tab-index="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7" form:readonly="true" form:tab-index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8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Posto" form:control-implementation="ooo:com.sun.star.form.component.TextField" form:id="control9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10" form:readonly="true" form:tab-index="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11" form:readonly="true" form:tab-index="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meCarteira" form:control-implementation="ooo:com.sun.star.form.component.TextField" form:id="control12" form:readonly="true" form:tab-index="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13" form:readonly="true" form:tab-index="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14" form:readonly="true" form:tab-index="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15" form:readonly="true" form:tab-index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16" form:readonly="true" form:tab-index="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17" form:readonly="true" form:tab-index="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18" form:readonly="true" form:tab-index="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19" form:readonly="true" form:tab-index="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20" form:readonly="true" form:tab-index="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21" form:readonly="true" form:tab-index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22" form:readonly="true" form:tab-index="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3" form:readonly="true" form:tab-index="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4" form:readonly="true" form:tab-index="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25" form:readonly="true" form:tab-index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26" form:readonly="true" form:tab-index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27" form:readonly="true" form:tab-index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28" form:readonly="true" form:tab-index="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2" form:control-implementation="ooo:com.sun.star.form.component.TextField" form:id="control29" form:readonly="true" form:tab-index="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7" form:control-implementation="ooo:com.sun.star.form.component.TextField" form:id="control30" form:readonly="true" form:tab-index="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3" form:control-implementation="ooo:com.sun.star.form.component.TextField" form:id="control31" form:readonly="true" form:tab-index="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Cedente" form:control-implementation="ooo:com.sun.star.form.component.TextField" form:id="control32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33" form:readonly="true" form:tab-index="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34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1" form:control-implementation="ooo:com.sun.star.form.component.TextField" form:id="control35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Fatura" form:control-implementation="ooo:com.sun.star.form.component.TextField" form:id="control3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3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3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2" form:control-implementation="ooo:com.sun.star.form.component.TextField" form:id="control39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2" form:control-implementation="ooo:com.sun.star.form.component.TextField" form:id="control40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3" form:control-implementation="ooo:com.sun.star.form.component.TextField" form:id="control41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istagemNome" form:control-implementation="ooo:com.sun.star.form.component.TextField" form:id="control42" form:readonly="true" form:tab-index="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Data" form:control-implementation="ooo:com.sun.star.form.component.TextField" form:id="control43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Servico" form:control-implementation="ooo:com.sun.star.form.component.TextField" form:id="control44" form:readonly="true" form:tab-index="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Qtde" form:control-implementation="ooo:com.sun.star.form.component.TextField" form:id="control45" form:readonly="true" form:tab-index="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Valor" form:control-implementation="ooo:com.sun.star.form.component.TextField" form:id="control46" form:readonly="true" form:tab-index="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7" form:readonly="true" form:tab-index="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48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9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21.001cm" svg:height="29.7cm" draw:z-index="0"><draw:image xlink:href="Pictures/10000000000009B000000DB4EBBCD3B3.jpg" xlink:type="simple" xlink:show="embed" xlink:actuate="onLoad"/></draw:frame><draw:control text:anchor-type="paragraph" draw:z-index="35" draw:name="txtNumeroDocumento" draw:style-name="gr1" draw:text-style-name="P3" svg:width="9cm" svg:height="0.401cm" svg:x="2.2cm" svg:y="10.269cm" draw:control="control35"/><draw:control text:anchor-type="paragraph" draw:z-index="40" draw:name="txtNumeroDocumento" draw:style-name="gr1" draw:text-style-name="P3" svg:width="9cm" svg:height="0.401cm" svg:x="2.2cm" svg:y="10.712cm" draw:control="control40"/><draw:control text:anchor-type="paragraph" draw:z-index="41" draw:name="txtNumeroDocumento" draw:style-name="gr1" draw:text-style-name="P3" svg:width="9cm" svg:height="0.401cm" svg:x="2.2cm" svg:y="11.141cm" draw:control="control41"/></text:p>
      <text:p text:style-name="P1"><draw:control text:anchor-type="paragraph" draw:z-index="47" draw:style-name="gr1" draw:text-style-name="P5" svg:width="10.891cm" svg:height="1.301cm" svg:x="0.66cm" svg:y="27.162cm" draw:control="control47"/><draw:control text:anchor-type="paragraph" draw:z-index="1" draw:style-name="gr1" draw:text-style-name="P2" svg:width="13.442cm" svg:height="0.301cm" svg:x="0.66cm" svg:y="19.96cm" draw:control="control1"/><draw:control text:anchor-type="paragraph" draw:z-index="2" draw:style-name="gr1" draw:text-style-name="P2" svg:width="13.383cm" svg:height="0.301cm" svg:x="0.66cm" svg:y="20.6cm" draw:control="control2"/><draw:control text:anchor-type="paragraph" draw:z-index="3" draw:style-name="gr1" draw:text-style-name="P2" svg:width="2.319cm" svg:height="0.301cm" svg:x="0.691cm" svg:y="21.214cm" draw:control="control3"/><draw:control text:anchor-type="paragraph" draw:z-index="4" draw:style-name="gr1" draw:text-style-name="P2" svg:width="2.652cm" svg:height="0.301cm" svg:x="3.122cm" svg:y="21.213cm" draw:control="control4"/><draw:control text:anchor-type="paragraph" draw:z-index="5" draw:style-name="gr1" draw:text-style-name="P2" svg:width="2.068cm" svg:height="0.301cm" svg:x="5.928cm" svg:y="21.214cm" draw:control="control5"/><draw:control text:anchor-type="paragraph" draw:z-index="6" draw:style-name="gr1" draw:text-style-name="P2" svg:width="2.096cm" svg:height="0.301cm" svg:x="8.08cm" svg:y="21.214cm" draw:control="control6"/><draw:control text:anchor-type="paragraph" draw:z-index="7" draw:style-name="gr1" draw:text-style-name="P2" svg:width="3.744cm" svg:height="0.301cm" svg:x="10.328cm" svg:y="21.214cm" draw:control="control7"/><draw:control text:anchor-type="paragraph" draw:z-index="8" draw:style-name="gr2" draw:text-style-name="P2" svg:width="4.601cm" svg:height="0.301cm" svg:x="14.3cm" svg:y="19.96cm" draw:control="control8"/><draw:control text:anchor-type="paragraph" draw:z-index="9" draw:style-name="gr1" draw:text-style-name="P2" svg:width="4.601cm" svg:height="0.301cm" svg:x="14.3cm" svg:y="20.59cm" draw:control="control9"/><draw:control text:anchor-type="paragraph" draw:z-index="10" draw:style-name="gr1" draw:text-style-name="P2" svg:width="4.601cm" svg:height="0.301cm" svg:x="14.3cm" svg:y="21.211cm" draw:control="control10"/><draw:control text:anchor-type="paragraph" draw:z-index="11" draw:style-name="gr1" draw:text-style-name="P2" svg:width="3.8cm" svg:height="0.301cm" svg:x="0.67cm" svg:y="21.835cm" draw:control="control11"/><draw:control text:anchor-type="paragraph" draw:z-index="12" draw:style-name="gr1" draw:text-style-name="P2" svg:width="1.541cm" svg:height="0.301cm" svg:x="4.646cm" svg:y="21.835cm" draw:control="control12"/><draw:control text:anchor-type="paragraph" draw:z-index="13" draw:style-name="gr1" draw:text-style-name="P2" svg:width="1.587cm" svg:height="0.301cm" svg:x="6.368cm" svg:y="21.837cm" draw:control="control13"/><draw:control text:anchor-type="paragraph" draw:z-index="14" draw:style-name="gr2" draw:text-style-name="P2" svg:width="4.601cm" svg:height="0.301cm" svg:x="14.3cm" svg:y="21.84cm" draw:control="control14"/><draw:control text:anchor-type="paragraph" draw:z-index="15" draw:style-name="gr1" draw:text-style-name="P2" svg:width="2.331cm" svg:height="0.301cm" svg:x="8.119cm" svg:y="21.835cm" draw:control="control15"/><draw:control text:anchor-type="paragraph" draw:z-index="16" draw:style-name="gr1" draw:text-style-name="P2" svg:width="3.331cm" svg:height="0.301cm" svg:x="10.73cm" svg:y="21.839cm" draw:control="control16"/><draw:control text:anchor-type="paragraph" draw:z-index="17" draw:name="txtNumeroDocumento" draw:style-name="gr1" draw:text-style-name="P2" svg:width="13.401cm" svg:height="0.301cm" svg:x="0.66cm" svg:y="22.55cm" draw:control="control17"/><draw:control text:anchor-type="paragraph" draw:z-index="18" draw:name="txtNumeroDocumento" draw:style-name="gr1" draw:text-style-name="P2" svg:width="13.401cm" svg:height="0.301cm" svg:x="0.66cm" svg:y="22.871cm" draw:control="control18"/><draw:control text:anchor-type="paragraph" draw:z-index="19" draw:name="txtNumeroDocumento" draw:style-name="gr1" draw:text-style-name="P2" svg:width="13.401cm" svg:height="0.301cm" svg:x="0.66cm" svg:y="23.19cm" draw:control="control19"/><draw:control text:anchor-type="paragraph" draw:z-index="20" draw:name="txtNumeroDocumento" draw:style-name="gr1" draw:text-style-name="P2" svg:width="13.401cm" svg:height="0.301cm" svg:x="0.66cm" svg:y="23.511cm" draw:control="control20"/><draw:control text:anchor-type="paragraph" draw:z-index="21" draw:name="txtNumeroDocumento" draw:style-name="gr1" draw:text-style-name="P2" svg:width="13.401cm" svg:height="0.301cm" svg:x="0.66cm" svg:y="23.83cm" draw:control="control21"/><draw:control text:anchor-type="paragraph" draw:z-index="22" draw:name="txtNumeroDocumento" draw:style-name="gr1" draw:text-style-name="P2" svg:width="13.401cm" svg:height="0.301cm" svg:x="0.66cm" svg:y="24.149cm" draw:control="control22"/><draw:control text:anchor-type="paragraph" draw:z-index="23" draw:style-name="gr1" draw:text-style-name="P2" svg:width="4.601cm" svg:height="0.301cm" svg:x="14.3cm" svg:y="22.46cm" draw:control="control23"/><draw:control text:anchor-type="paragraph" draw:z-index="24" draw:style-name="gr1" draw:text-style-name="P2" svg:width="4.601cm" svg:height="0.301cm" svg:x="14.3cm" svg:y="23.096cm" draw:control="control24"/><draw:control text:anchor-type="paragraph" draw:z-index="25" draw:style-name="gr1" draw:text-style-name="P2" svg:width="4.601cm" svg:height="0.301cm" svg:x="14.3cm" svg:y="23.721cm" draw:control="control25"/><draw:control text:anchor-type="paragraph" draw:z-index="26" draw:style-name="gr1" draw:text-style-name="P2" svg:width="4.601cm" svg:height="0.301cm" svg:x="14.3cm" svg:y="24.34cm" draw:control="control26"/><draw:control text:anchor-type="paragraph" draw:z-index="27" draw:style-name="gr2" draw:text-style-name="P2" svg:width="4.601cm" svg:height="0.301cm" svg:x="14.3cm" svg:y="24.98cm" draw:control="control27"/><draw:control text:anchor-type="paragraph" draw:z-index="28" draw:style-name="gr1" draw:text-style-name="P2" svg:width="18.301cm" svg:height="0.301cm" svg:x="0.66cm" svg:y="25.661cm" draw:control="control28"/><draw:control text:anchor-type="paragraph" draw:z-index="29" draw:style-name="gr1" draw:text-style-name="P2" svg:width="18.301cm" svg:height="0.301cm" svg:x="0.66cm" svg:y="25.986cm" draw:control="control29"/><draw:control text:anchor-type="paragraph" draw:z-index="30" draw:name="txtNumeroDocumento" draw:style-name="gr1" draw:text-style-name="P2" svg:width="13.401cm" svg:height="0.301cm" svg:x="0.66cm" svg:y="24.479cm" draw:control="control30"/><draw:control text:anchor-type="paragraph" draw:z-index="31" draw:style-name="gr1" draw:text-style-name="P2" svg:width="18.301cm" svg:height="0.301cm" svg:x="0.66cm" svg:y="26.314cm" draw:control="control31"/><draw:control text:anchor-type="paragraph" draw:z-index="32" draw:style-name="gr1" draw:text-style-name="P2" svg:width="6.561cm" svg:height="0.301cm" svg:x="0.6cm" svg:y="17.182cm" draw:control="control32"/><draw:control text:anchor-type="paragraph" draw:z-index="33" draw:name="txtNumeroDocumento" draw:style-name="gr1" draw:text-style-name="P2" svg:width="13.401cm" svg:height="0.301cm" svg:x="0.66cm" svg:y="24.811cm" draw:control="control33"/><draw:control text:anchor-type="paragraph" draw:z-index="34" draw:name="txtNumeroDocumento" draw:style-name="gr1" draw:text-style-name="P2" svg:width="9.801cm" svg:height="0.301cm" svg:x="0.6cm" svg:y="17.791cm" draw:control="control34"/><draw:control text:anchor-type="paragraph" draw:z-index="36" draw:name="txtNumeroDocumento" draw:style-name="gr1" draw:text-style-name="P2" svg:width="4.028cm" svg:height="0.301cm" svg:x="7.301cm" svg:y="17.18cm" draw:control="control36"/><draw:control text:anchor-type="paragraph" draw:z-index="37" draw:style-name="gr1" draw:text-style-name="P4" svg:width="4.015cm" svg:height="0.301cm" svg:x="11.531cm" svg:y="17.18cm" draw:control="control37"/><draw:control text:anchor-type="paragraph" draw:z-index="38" draw:name="txtNumeroDocumento" draw:style-name="gr1" draw:text-style-name="P2" svg:width="3.264cm" svg:height="0.301cm" svg:x="15.732cm" svg:y="17.18cm" draw:control="control38"/><draw:control text:anchor-type="paragraph" draw:z-index="39" draw:name="txtNumeroDocumento" draw:style-name="gr1" draw:text-style-name="P2" svg:width="9.801cm" svg:height="0.301cm" svg:x="0.6cm" svg:y="18.12cm" draw:control="control39"/><draw:control text:anchor-type="paragraph" draw:z-index="42" draw:name="txtNumeroDocumento" draw:style-name="gr1" draw:text-style-name="P2" svg:width="10.612cm" svg:height="12.068cm" svg:x="0.621cm" svg:y="1.3cm" draw:control="control42"/><draw:control text:anchor-type="paragraph" draw:z-index="43" draw:name="txtNumeroDocumento" draw:style-name="gr1" draw:text-style-name="P2" svg:width="1.595cm" svg:height="12.068cm" svg:x="11.441cm" svg:y="1.3cm" draw:control="control43"/><draw:control text:anchor-type="paragraph" draw:z-index="44" draw:name="txtNumeroDocumento" draw:style-name="gr1" draw:text-style-name="P2" svg:width="1.444cm" svg:height="12.068cm" svg:x="13.22cm" svg:y="1.3cm" draw:control="control44"/><draw:control text:anchor-type="paragraph" draw:z-index="45" draw:name="txtNumeroDocumento" draw:style-name="gr1" draw:text-style-name="P2" svg:width="0.879cm" svg:height="12.068cm" svg:x="14.831cm" svg:y="1.3cm" draw:control="control45"/><draw:control text:anchor-type="paragraph" draw:z-index="46" draw:name="txtNumeroDocumento" draw:style-name="gr1" draw:text-style-name="P2" svg:width="3.116cm" svg:height="12.068cm" svg:x="15.849cm" svg:y="1.3cm" draw:control="control46"/><draw:control text:anchor-type="paragraph" draw:z-index="48" draw:style-name="gr1" draw:text-style-name="P5" svg:width="3.352cm" svg:height="0.802cm" svg:x="0.66cm" svg:y="0.042cm" draw:control="control49"/><draw:frame draw:style-name="fr2" draw:name="figura2" text:anchor-type="paragraph" svg:x="-0.7cm" svg:y="-0.686cm" svg:width="21.001cm" svg:height="29.7cm" draw:z-index="50"><draw:image xlink:href="Pictures/10000000000009B000000DB48D7EEE14.jpg" xlink:type="simple" xlink:show="embed" xlink:actuate="onLoad"/></draw:frame><text:soft-page-break/></text:p>
      <text:p text:style-name="P1"><draw:control text:anchor-type="paragraph" draw:z-index="49" draw:style-name="gr1" draw:text-style-name="P5" svg:width="3.301cm" svg:height="0.802cm" svg:x="0.66cm" svg:y="18.348cm" draw:control="control48"/></text:p>
      <text:p text:style-name="P1"><draw:control text:anchor-type="paragraph" draw:z-index="51" draw:style-name="gr1" draw:text-style-name="P6" svg:width="13.357cm" svg:height="0.729cm" svg:x="5.59cm" svg:y="17.6cm" draw:control="control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1-18T19:37:11</meta:creation-date>
    <dc:creator>Misael Barreto</dc:creator>
    <dc:date>2008-07-01T16:12:33</dc:date>
    <meta:editing-cycles>166</meta:editing-cycles>
    <meta:editing-duration>PT11H35M22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0" meta:word-count="0" meta:character-count="0"/>
  </office:meta>
</office:document-meta>
</file>